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348c" officeooo:paragraph-rsid="0014553c"/>
    </style:style>
    <style:style style:name="P2" style:family="paragraph" style:parent-style-name="Standard">
      <style:paragraph-properties fo:text-align="start" style:justify-single-word="false"/>
      <style:text-properties officeooo:rsid="000e4e5b" officeooo:paragraph-rsid="001455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hapitre 1 ...........................................................................................…………........................... 16</text:p>
      <text:p text:style-name="P1">Contexte général du projet ........................................................................................................... 16</text:p>
      <text:p text:style-name="P1">1. Présentation de l’organisme d’accueil ................................................................................... 17</text:p>
      <text:p text:style-name="P1">1.1 Présentation générale ...................................................................................................... 17</text:p>
      <text:p text:style-name="P1">1.2 Organigramme ................................................................................................................. 18</text:p>
      <text:p text:style-name="P1">2. Présentation du projet ............................................................................................................. 19</text:p>
      <text:p text:style-name="P1">2.1 Le cadre du projet ........................................................................................................... 19</text:p>
      <text:p text:style-name="P1">2.2 Les objectifs du projet ..................................................................................................... 20</text:p>
      <text:p text:style-name="P1">2.3 L’approche Métier........................................................................................................... 21</text:p>
      <text:p text:style-name="P1">3. Conduite du projet .................................................................................................................. 23</text:p>
      <text:p text:style-name="P1">3.1 Processus de développement ............................................................................................... 23</text:p>
      <text:p text:style-name="P1">3.2 Planning du projet ............................................................................................................... 26</text:p>
      <text:p text:style-name="P1"/>
      <text:p text:style-name="P1">4. Conclusion :.............................................................................................................................. 26</text:p>
      <text:p text:style-name="P1"/>
      <text:p text:style-name="P1"/>
      <text:p text:style-name="P2">Chapitre 2 ....................................................................................................................................... 27</text:p>
      <text:p text:style-name="P2">Etude fonctionnelle ........................................................................................................................ 27</text:p>
      <text:p text:style-name="P2"><text:s text:c="2"/>1. Analyse des besoins ................................................................................................................. 28</text:p>
      <text:p text:style-name="P2"><text:s text:c="2"/>2. Architecture fonctionnelle ...................................................................................................... 28</text:p>
      <text:p text:style-name="P2"><text:s text:c="2"/>3 Conclusion ................................................................................................................................ 32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0:07:52.827366220</meta:creation-date>
    <dc:date>2018-03-27T10:08:11.741307626</dc:date>
    <meta:editing-duration>PT19S</meta:editing-duration>
    <meta:editing-cycles>1</meta:editing-cycles>
    <meta:document-statistic meta:table-count="0" meta:image-count="0" meta:object-count="0" meta:page-count="1" meta:paragraph-count="18" meta:word-count="95" meta:character-count="2463" meta:non-whitespace-character-count="2380"/>
    <meta:generator>LibreOffice/5.1.6.2$Linux_X86_64 LibreOffice_project/10m0$Build-2</meta:generator>
  </office:meta>
</office:document-meta>
</file>